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7.418cm"/>
    </style:style>
    <style:style style:name="co7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7.622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0.697cm"/>
    </style:style>
    <style:style style:name="co9" style:family="table-column">
      <style:table-column-properties fo:break-before="auto" style:column-width="2.103cm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804cm" fo:break-before="auto" style:use-optimal-row-height="true"/>
    </style:style>
    <style:style style:name="ro6" style:family="table-row">
      <style:table-row-properties style:row-height="0.826cm" fo:break-before="auto" style:use-optimal-row-height="true"/>
    </style:style>
    <style:style style:name="ro7" style:family="table-row">
      <style:table-row-properties style:row-height="0.572cm" fo:break-before="auto" style:use-optimal-row-height="true"/>
    </style:style>
    <style:style style:name="ro8" style:family="table-row">
      <style:table-row-properties style:row-height="9.657cm" fo:break-before="auto" style:use-optimal-row-height="false"/>
    </style:style>
    <style:style style:name="ro13" style:family="table-row">
      <style:table-row-properties style:row-height="0.508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ta2" style:family="table" style:master-page-name="PageStyle_5f_liste_20_des_20_activités">
      <style:table-properties table:display="true" style:writing-mode="lr-tb"/>
    </style:style>
    <style:style style:name="ta3" style:family="table" style:master-page-name="PageStyle_5f_tableau_20_de_20_synthèse_20_SLAM">
      <style:table-properties table:display="true" style:writing-mode="lr-tb"/>
    </style:style>
    <style:style style:name="ce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position="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transparent" style:rotation-align="none"/>
      <style:text-properties style:text-position="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0114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114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0114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none"/>
      <style:text-properties fo:color="#30303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2.49pt solid #000000"/>
      <style:text-properties fo:color="#0070c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2.49pt solid #000000" style:rotation-align="none"/>
      <style:text-properties fo:color="#dd4814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fo:color="#30303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011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114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b05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7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1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0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3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0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4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9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03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3.5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2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SLAM" table:style-name="ta3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62"/>
        <table:table-column table:style-name="co8" table:number-columns-repeated="48" table:default-cell-style-name="Default"/>
        <table:table-column table:style-name="co9" table:number-columns-repeated="970" table:default-cell-style-name="Default"/>
        <table:table-row table:style-name="ro5">
          <table:table-cell table:style-name="ce3" office:value-type="string" table:number-columns-spanned="54" table:number-rows-spanned="1">
            <text:p>BTS SERVICES INFORMATIQUES AUX ORGANISATIONS - TABLEAU DE SYNTHESE</text:p>
          </table:table-cell>
          <table:covered-table-cell table:number-columns-repeated="53" table:style-name="ce3"/>
          <table:table-cell table:number-columns-repeated="970"/>
        </table:table-row>
        <table:table-row table:style-name="ro6">
          <table:table-cell table:style-name="ce4" office:value-type="string" table:number-columns-spanned="21" table:number-rows-spanned="1">
            <text:p>NOM et Prénom du candidat: PAQUET Xavier</text:p>
          </table:table-cell>
          <table:covered-table-cell table:number-columns-repeated="20" table:style-name="ce4"/>
          <table:table-cell table:style-name="ce75" office:value-type="string" table:number-columns-spanned="16" table:number-rows-spanned="1">
            <text:p>Parcours SLAM</text:p>
          </table:table-cell>
          <table:covered-table-cell table:number-columns-repeated="15" table:style-name="ce75"/>
          <table:table-cell table:style-name="ce77" office:value-type="string" table:number-columns-spanned="17" table:number-rows-spanned="1">
            <text:p>N° du candidat :</text:p>
          </table:table-cell>
          <table:covered-table-cell table:number-columns-repeated="16" table:style-name="ce77"/>
          <table:table-cell table:number-columns-repeated="970"/>
        </table:table-row>
        <table:table-row table:style-name="ro7">
          <table:table-cell table:style-name="ce5"/>
          <table:table-cell table:style-name="ce20" office:value-type="string" table:number-columns-spanned="4" table:number-rows-spanned="1">
            <text:p>Situations obligatoires</text:p>
          </table:table-cell>
          <table:covered-table-cell table:number-columns-repeated="2" table:style-name="ce32"/>
          <table:covered-table-cell table:style-name="ce44"/>
          <table:table-cell table:style-name="ce44" office:value-type="string" table:number-columns-spanned="49" table:number-rows-spanned="1">
            <text:p>Compétences mises en œuvre</text:p>
          </table:table-cell>
          <table:covered-table-cell table:number-columns-repeated="47" table:style-name="ce32"/>
          <table:covered-table-cell table:style-name="ce44"/>
          <table:table-cell table:number-columns-repeated="970"/>
        </table:table-row>
        <table:table-row table:style-name="ro8">
          <table:table-cell table:style-name="ce6" office:value-type="string">
            <text:p>Situation professionnelle</text:p>
          </table:table-cell>
          <table:table-cell table:style-name="ce21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33" office:value-type="string">
            <text:p>Prise en charge d’incidents et de demandes d’assistance liés au domaine de spécialité du candidat </text:p>
          </table:table-cell>
          <table:table-cell table:style-name="ce33" office:value-type="string">
            <text:p>Elaboration de documents relatifs à la production et à la fourniture de services</text:p>
          </table:table-cell>
          <table:table-cell table:style-name="ce45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53" office:value-type="string">
            <text:p>Période (sous la forme MM/AA)</text:p>
          </table:table-cell>
          <table:table-cell table:style-name="ce63" office:value-type="string">
            <text:p>A1.1.1 , Analyse du cahier des charges d'un service à produire</text:p>
          </table:table-cell>
          <table:table-cell table:style-name="ce70" office:value-type="string">
            <text:p>A1.1.2 , Étude de l'impact de l'intégration d'un service sur le système informatique</text:p>
          </table:table-cell>
          <table:table-cell table:style-name="ce73" office:value-type="string">
            <text:p>A1.1.3 , Étude des exigences liées à la qualité attendue d'un service</text:p>
          </table:table-cell>
          <table:table-cell table:style-name="ce63" office:value-type="string">
            <text:p>A1.2.1 , Élaboration et présentation d'un dossier de choix de solution technique</text:p>
          </table:table-cell>
          <table:table-cell table:style-name="ce70" office:value-type="string">
            <text:p>A1.2.2 , Rédaction des spécifications techniques de la solution retenue</text:p>
          </table:table-cell>
          <table:table-cell table:style-name="ce70" office:value-type="string">
            <text:p>A1.2.3 , Évaluation des risques liés à l'utilisation d'un service </text:p>
          </table:table-cell>
          <table:table-cell table:style-name="ce70" office:value-type="string">
            <text:p>A1.2.4 , Détermination des tests nécessaires à la validation d'un service</text:p>
          </table:table-cell>
          <table:table-cell table:style-name="ce73" office:value-type="string">
            <text:p>A1.2.5 , Définition des niveaux d'habilitation associés à un service </text:p>
          </table:table-cell>
          <table:table-cell table:style-name="ce63" office:value-type="string">
            <text:p>A1.3.1 , Test d'intégration et d'acceptation d'un service </text:p>
          </table:table-cell>
          <table:table-cell table:style-name="ce70" office:value-type="string">
            <text:p>A1.3.2 , Définition des éléments nécessaires à la continuité d'un service </text:p>
          </table:table-cell>
          <table:table-cell table:style-name="ce70" office:value-type="string">
            <text:p>A1.3.3 , Accompagnement de la mise en place d'un nouveau service </text:p>
          </table:table-cell>
          <table:table-cell table:style-name="ce73" office:value-type="string">
            <text:p>A1.3.4 , Déploiement d'un service </text:p>
          </table:table-cell>
          <table:table-cell table:style-name="ce63" office:value-type="string">
            <text:p>A1.4.1 , Participation à un projet </text:p>
          </table:table-cell>
          <table:table-cell table:style-name="ce70" office:value-type="string">
            <text:p>A1.4.2 , Évaluation des indicateurs de suivi d'un projet et justification des écarts </text:p>
          </table:table-cell>
          <table:table-cell table:style-name="ce73" office:value-type="string">
            <text:p>A1.4.3 , Gestion des ressources </text:p>
          </table:table-cell>
          <table:table-cell table:style-name="ce63" office:value-type="string">
            <text:p>A2.1.1 , Accompagnement des utilisateurs dans la prise en main d'un service </text:p>
          </table:table-cell>
          <table:table-cell table:style-name="ce73" office:value-type="string">
            <text:p>A2.1.2 , Évaluation et maintien de la qualité d'un service </text:p>
          </table:table-cell>
          <table:table-cell table:style-name="ce63" office:value-type="string">
            <text:p>A2.2.1 , Suivi et résolution d'incidents </text:p>
          </table:table-cell>
          <table:table-cell table:style-name="ce70" office:value-type="string">
            <text:p>A2.2.2 , Suivi et réponse à des demandes d'assistance </text:p>
          </table:table-cell>
          <table:table-cell table:style-name="ce73" office:value-type="string">
            <text:p>A2.2.3 , Réponse à une interruption de service </text:p>
          </table:table-cell>
          <table:table-cell table:style-name="ce63" office:value-type="string">
            <text:p>A2.3.1 , Identification, qualification et évaluation d'un problème </text:p>
          </table:table-cell>
          <table:table-cell table:style-name="ce73" office:value-type="string">
            <text:p>A2.3.2 , Proposition d'amélioration d'un service </text:p>
          </table:table-cell>
          <table:table-cell table:style-name="ce63" office:value-type="string">
            <text:p>A3.2.1 , Installation et configuration d'éléments d'infrastructure <text:s/></text:p>
          </table:table-cell>
          <table:table-cell table:style-name="ce70" office:value-type="string">
            <text:p>A3.2.2 , Remplacement ou mise à jour d'éléments défectueux ou obsolètes </text:p>
          </table:table-cell>
          <table:table-cell table:style-name="ce63" office:value-type="string">
            <text:p>A4.1.1 , Proposition d'une solution applicative </text:p>
          </table:table-cell>
          <table:table-cell table:style-name="ce70" office:value-type="string">
            <text:p>A4.1.2 , Conception ou adaptation de l'interface utilisateur d'une solution applicative </text:p>
          </table:table-cell>
          <table:table-cell table:style-name="ce70" office:value-type="string">
            <text:p>A4.1.3 , Conception ou adaptation d'une base de données </text:p>
          </table:table-cell>
          <table:table-cell table:style-name="ce70" office:value-type="string">
            <text:p>A4.1.4 , Définition des caractéristiques d'une solution applicative </text:p>
          </table:table-cell>
          <table:table-cell table:style-name="ce70" office:value-type="string">
            <text:p>A4.1.5 , Prototypage de composants logiciels </text:p>
          </table:table-cell>
          <table:table-cell table:style-name="ce70" office:value-type="string">
            <text:p>A4.1.6 , Gestion d'environnements de développement et de test </text:p>
          </table:table-cell>
          <table:table-cell table:style-name="ce70" office:value-type="string">
            <text:p>A4.1.7 , Développement, utilisation ou adaptation de composants logiciels </text:p>
          </table:table-cell>
          <table:table-cell table:style-name="ce70" office:value-type="string">
            <text:p>A4.1.8 , Réalisation des tests nécessaires à la validation d'éléments adaptés ou développés <text:s/></text:p>
          </table:table-cell>
          <table:table-cell table:style-name="ce70" office:value-type="string">
            <text:p>A4.1.9 , Rédaction d'une documentation technique <text:s/></text:p>
          </table:table-cell>
          <table:table-cell table:style-name="ce73" office:value-type="string">
            <text:p>A4.1.10 , <text:s/>Rédaction d'une documentation d'utilisation <text:s/></text:p>
          </table:table-cell>
          <table:table-cell table:style-name="ce63" office:value-type="string">
            <text:p>A4.2.1 , Analyse et correction d'un dysfonctionnement, d'un problème de qualité de …</text:p>
          </table:table-cell>
          <table:table-cell table:style-name="ce70" office:value-type="string">
            <text:p>A4.2.2 , Adaptation d'une solution applicative aux évolutions de ses composants </text:p>
          </table:table-cell>
          <table:table-cell table:style-name="ce70" office:value-type="string">
            <text:p>A4.2.3 , Réalisation des tests nécessaires à la mise en production d'éléments mis à jour </text:p>
          </table:table-cell>
          <table:table-cell table:style-name="ce73" office:value-type="string">
            <text:p>A4.2.4 , Mise à jour d'une documentation technique </text:p>
          </table:table-cell>
          <table:table-cell table:style-name="ce63" office:value-type="string">
            <text:p>A5.1.1 , Mise en place d'une gestion de configuration </text:p>
          </table:table-cell>
          <table:table-cell table:style-name="ce70" office:value-type="string">
            <office:annotation draw:style-name="gr1" draw:text-style-name="P1" svg:width="4.066cm" svg:height="2.172cm" svg:x="43.041cm" svg:y="1.947cm" draw:caption-point-x="-0.074cm" draw:caption-point-y="0.264cm">
              <dc:date>2014-03-14T00:00:00</dc:date>
              <text:p text:style-name="P1"><text:span text:style-name="T1">config du PC</text:span></text:p>
              <text:p text:style-name="P1"><text:span text:style-name="T2"/></text:p>
            </office:annotation>
            <text:p>A5.1.2 , Recueil d'informations sur une configuration et ses éléments</text:p>
          </table:table-cell>
          <table:table-cell table:style-name="ce70" office:value-type="string">
            <text:p>A5.1.3 , Suivi d'une configuration et de ses éléments </text:p>
          </table:table-cell>
          <table:table-cell table:style-name="ce70" office:value-type="string">
            <text:p>A5.1.4 , Étude de propositions de contrat de service (client, fournisseur) </text:p>
          </table:table-cell>
          <table:table-cell table:style-name="ce70" office:value-type="string">
            <text:p>A5.1.5 , Évaluation d'un élément de configuration ou d'une configuration <text:s/></text:p>
          </table:table-cell>
          <table:table-cell table:style-name="ce73" office:value-type="string">
            <text:p>A5.1.6 , Évaluation d'un investissement informatique </text:p>
          </table:table-cell>
          <table:table-cell table:style-name="ce63" office:value-type="string">
            <text:p>A5.2.1 , Exploitation des référentiels, normes et standards adoptés par le prestataire</text:p>
          </table:table-cell>
          <table:table-cell table:style-name="ce70" office:value-type="string">
            <text:p>A5.2.2 , Veille technologique </text:p>
          </table:table-cell>
          <table:table-cell table:style-name="ce70" office:value-type="string">
            <text:p>A5.2.3 , Repérage des compléments de formation ou d'auto-formation ...</text:p>
          </table:table-cell>
          <table:table-cell table:style-name="ce73" office:value-type="string">
            <text:p>A5.2.4 , Étude d˜une technologie, d'un composant, d'un outil ou d'une méthode </text:p>
          </table:table-cell>
          <table:table-cell table:style-name="ce88" table:number-columns-repeated="970"/>
        </table:table-row>
        <table:table-row table:style-name="ro13">
          <table:table-cell table:style-name="ce7" office:value-type="string" table:number-columns-spanned="54" table:number-rows-spanned="1">
            <text:p>SITUATIONS VÉCUES EN FORMATION</text:p>
          </table:table-cell>
          <table:covered-table-cell table:number-columns-repeated="52" table:style-name="ce22"/>
          <table:covered-table-cell table:style-name="ce79"/>
          <table:table-cell table:style-name="ce88" table:number-columns-repeated="970"/>
        </table:table-row>
        <table:table-row table:style-name="ro14">
          <table:table-cell table:style-name="ce8" office:value-type="string">
            <text:p>1ère année: </text:p>
          </table:table-cell>
          <table:table-cell table:style-name="ce23"/>
          <table:table-cell table:style-name="ce34" table:number-columns-repeated="2"/>
          <table:table-cell table:style-name="ce46"/>
          <table:table-cell table:style-name="ce54"/>
          <table:table-cell table:style-name="ce64"/>
          <table:table-cell table:style-name="ce34" table:number-columns-repeated="46"/>
          <table:table-cell table:style-name="ce46"/>
          <table:table-cell table:style-name="ce88" table:number-columns-repeated="970"/>
        </table:table-row>
        <table:table-row table:style-name="ro15">
          <table:table-cell table:style-name="ce9" office:value-type="string">
            <text:p>Shop'n bag</text:p>
          </table:table-cell>
          <table:table-cell table:style-name="ce24" office:value-type="string">
            <office:annotation draw:style-name="gr2" draw:text-style-name="P1" svg:width="4.001cm" svg:height="1.947cm" svg:x="9.431cm" svg:y="12.598cm" draw:caption-point-x="-0.514cm" draw:caption-point-y="0.247cm">
              <dc:date>2014-03-14T00:00:00</dc:date>
              <text:p text:style-name="P1"><text:span text:style-name="T1">gestion d'evolution de l'application gestsac</text:span></text:p>
              <text:p text:style-name="P1"><text:span text:style-name="T2"/></text:p>
            </office:annotation>
            <text:p>X</text:p>
          </table:table-cell>
          <table:table-cell table:style-name="ce35" office:value-type="string">
            <office:annotation draw:style-name="gr3" draw:text-style-name="P2" svg:width="4.01cm" svg:height="2.176cm" svg:x="10.736cm" svg:y="12.712cm" draw:caption-point-x="-0.514cm" draw:caption-point-y="0.133cm">
              <dc:date>2014-03-14T00:00:00</dc:date>
              <text:p text:style-name="P2"><text:span text:style-name="T3">Fiche d'incident du sujet</text:span></text:p>
              <text:p text:style-name="P2"><text:span text:style-name="T3"/></text:p>
            </office:annotation>
            <text:p>X</text:p>
          </table:table-cell>
          <table:table-cell table:style-name="ce35" office:value-type="string">
            <office:annotation draw:style-name="gr3" draw:text-style-name="P3" svg:width="3.713cm" svg:height="2.176cm" svg:x="12.041cm" svg:y="12.712cm" draw:caption-point-x="-0.514cm" draw:caption-point-y="0.133cm">
              <dc:date>2014-03-14T00:00:00</dc:date>
              <text:p text:style-name="P3"><text:span text:style-name="T4">Diagramme UML</text:span></text:p>
              <text:p text:style-name="P3"><text:span text:style-name="T4">Analyse Merise</text:span></text:p>
            </office:annotation>
            <text:p>X</text:p>
          </table:table-cell>
          <table:table-cell table:style-name="ce47"/>
          <table:table-cell table:style-name="ce55" office:value-type="string">
            <text:p>▪04/13</text:p>
          </table:table-cell>
          <table:table-cell table:style-name="ce35" office:value-type="string">
            <office:annotation draw:style-name="gr4" draw:text-style-name="P1" svg:width="8.39cm" svg:height="2.913cm" svg:x="15.868cm" svg:y="12.598cm" draw:caption-point-x="-0.074cm" draw:caption-point-y="0.247cm">
              <dc:date>2014-03-14T00:00:00</dc:date>
              <text:p text:style-name="P1"><text:span text:style-name="T1">question 1.4 du sujet</text:span></text:p>
              <text:p text:style-name="P1"><text:span text:style-name="T2"/></text:p>
            </office:annotation>
            <text:p>X</text:p>
          </table:table-cell>
          <table:table-cell table:style-name="ce35" office:value-type="string">
            <office:annotation draw:style-name="gr2" draw:text-style-name="P1" svg:width="4.009cm" svg:height="1.947cm" svg:x="16.565cm" svg:y="12.598cm" draw:caption-point-x="-0.074cm" draw:caption-point-y="0.247cm">
              <dc:date>2014-03-14T00:00:00</dc:date>
              <text:p text:style-name="P1"><text:span text:style-name="T1">question 1.6 du sujet</text:span></text:p>
              <text:p text:style-name="P1"><text:span text:style-name="T2"/></text:p>
            </office:annotation>
            <text:p>X</text:p>
          </table:table-cell>
          <table:table-cell table:style-name="ce35"/>
          <table:table-cell table:style-name="ce35" office:value-type="string">
            <office:annotation draw:style-name="gr5" draw:text-style-name="P3" svg:width="3.895cm" svg:height="1.918cm" svg:x="17.958cm" svg:y="12.598cm" draw:caption-point-x="-0.074cm" draw:caption-point-y="0.247cm">
              <dc:date>2014-03-14T00:00:00</dc:date>
              <text:p text:style-name="P3"><text:span text:style-name="T4">hebergement externe ou interne</text:span></text:p>
              <text:p text:style-name="P3"><text:span text:style-name="T3"/></text:p>
            </office:annotation>
            <text:p>X</text:p>
          </table:table-cell>
          <table:table-cell table:style-name="ce35" table:number-columns-repeated="8"/>
          <table:table-cell table:number-columns-repeated="2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office:annotation draw:style-name="gr5" draw:text-style-name="P2" svg:width="3.894cm" svg:height="1.918cm" svg:x="27.713cm" svg:y="12.598cm" draw:caption-point-x="-0.075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5" office:value-type="string">
            <office:annotation draw:style-name="gr5" draw:text-style-name="P2" svg:width="3.895cm" svg:height="1.918cm" svg:x="28.409cm" svg:y="12.598cm" draw:caption-point-x="-0.074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5"/>
          <table:table-cell table:style-name="ce35" office:value-type="string">
            <office:annotation draw:style-name="gr5" draw:text-style-name="P2" svg:width="3.894cm" svg:height="1.918cm" svg:x="29.803cm" svg:y="12.598cm" draw:caption-point-x="-0.074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5" table:number-columns-repeated="4"/>
          <table:table-cell table:style-name="ce35" office:value-type="string">
            <office:annotation draw:style-name="gr5" draw:text-style-name="P3" svg:width="3.894cm" svg:height="1.918cm" svg:x="33.287cm" svg:y="12.598cm" draw:caption-point-x="-0.075cm" draw:caption-point-y="0.247cm">
              <dc:date>2014-03-14T00:00:00</dc:date>
              <text:p text:style-name="P3"><text:span text:style-name="T4">site</text:span></text:p>
              <text:p text:style-name="P3"><text:span text:style-name="T3"/></text:p>
            </office:annotation>
            <text:p>X</text:p>
          </table:table-cell>
          <table:table-cell table:style-name="ce35" table:number-columns-repeated="5"/>
          <table:table-cell table:style-name="ce35" office:value-type="string">
            <office:annotation draw:style-name="gr5" draw:text-style-name="P2" svg:width="3.894cm" svg:height="1.918cm" svg:x="37.467cm" svg:y="12.598cm" draw:caption-point-x="-0.074cm" draw:caption-point-y="0.247cm">
              <dc:date>2014-03-14T00:00:00</dc:date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5" table:number-columns-repeated="5"/>
          <table:table-cell table:style-name="ce35" office:value-type="string">
            <office:annotation draw:style-name="gr5" draw:text-style-name="P3" svg:width="3.895cm" svg:height="1.918cm" svg:x="41.647cm" svg:y="12.598cm" draw:caption-point-x="-0.074cm" draw:caption-point-y="0.247cm">
              <dc:date>2014-03-14T00:00:00</dc:date>
              <text:p text:style-name="P3"><text:span text:style-name="T4">fiche incident</text:span></text:p>
              <text:p text:style-name="P3"><text:span text:style-name="T4">code</text:span></text:p>
              <text:p text:style-name="P3"><text:span text:style-name="T3"/></text:p>
            </office:annotation>
            <text:p>X</text:p>
          </table:table-cell>
          <table:table-cell table:style-name="ce35" table:number-columns-repeated="5"/>
          <table:table-cell table:style-name="ce35" office:value-type="string">
            <office:annotation draw:style-name="gr5" draw:text-style-name="P3" svg:width="3.713cm" svg:height="1.918cm" svg:x="45.828cm" svg:y="12.598cm" draw:caption-point-x="-0.074cm" draw:caption-point-y="0.247cm">
              <dc:date>2014-03-14T00:00:00</dc:date>
              <text:p text:style-name="P3"><text:span text:style-name="T4">question 1.6</text:span></text:p>
              <text:p text:style-name="P3"><text:span text:style-name="T3"/></text:p>
            </office:annotation>
            <text:p>X</text:p>
          </table:table-cell>
          <table:table-cell table:style-name="ce35" office:value-type="string">
            <office:annotation draw:style-name="gr5" draw:text-style-name="P3" svg:width="4.473cm" svg:height="1.918cm" svg:x="46.525cm" svg:y="12.598cm" draw:caption-point-x="-0.075cm" draw:caption-point-y="0.247cm">
              <dc:date>2014-03-14T00:00:00</dc:date>
              <text:p text:style-name="P3"><text:span text:style-name="T4">norme de codage</text:span></text:p>
              <text:p text:style-name="P3"><text:span text:style-name="T3"/></text:p>
            </office:annotation>
            <text:p>X</text:p>
          </table:table-cell>
          <table:table-cell table:style-name="ce35" table:number-columns-repeated="2"/>
          <table:table-cell table:style-name="ce80"/>
          <table:table-cell table:style-name="ce89" table:number-columns-repeated="970"/>
        </table:table-row>
        <table:table-row table:style-name="ro15">
          <table:table-cell table:style-name="ce9" office:value-type="string">
            <text:p>Aventis</text:p>
          </table:table-cell>
          <table:table-cell table:style-name="ce24" office:value-type="string">
            <office:annotation draw:style-name="gr6" draw:text-style-name="P1" svg:width="3.572cm" svg:height="2.204cm" svg:x="9.431cm" svg:y="13.199cm" draw:caption-point-x="-0.514cm" draw:caption-point-y="0.116cm">
              <dc:date>2014-03-14T00:00:00</dc:date>
              <text:p text:style-name="P1"><text:span text:style-name="T1">gestion de l'application Aventis</text:span></text:p>
            </office:annotation>
            <text:p>X</text:p>
          </table:table-cell>
          <table:table-cell table:style-name="ce35"/>
          <table:table-cell table:style-name="ce35" office:value-type="string">
            <office:annotation draw:style-name="gr7" draw:text-style-name="P4" svg:width="3.684cm" svg:height="2.791cm" svg:x="12.041cm" svg:y="12.905cm" draw:caption-point-x="-0.514cm" draw:caption-point-y="0.41cm">
              <dc:date>2014-03-14T00:00:00</dc:date>
              <text:p text:style-name="P4"><text:span text:style-name="T2">- Documentation Merise</text:span></text:p>
              <text:p text:style-name="P4"><text:span text:style-name="T2">- Documentation UML </text:span></text:p>
              <text:p text:style-name="P4"><text:span text:style-name="T2">- Maquettes de l'application</text:span></text:p>
              <text:p text:style-name="P4"><text:span text:style-name="T2">- Cahier des charges</text:span></text:p>
              <text:p text:style-name="P4"><text:span text:style-name="T2"/></text:p>
            </office:annotation>
            <text:p>X</text:p>
          </table:table-cell>
          <table:table-cell table:style-name="ce47"/>
          <table:table-cell table:style-name="ce55" office:value-type="string">
            <text:p>▪02/13</text:p>
          </table:table-cell>
          <table:table-cell table:style-name="ce35" office:value-type="string">
            <office:annotation draw:style-name="gr6" draw:text-style-name="P1" svg:width="3.495cm" svg:height="2.204cm" svg:x="15.868cm" svg:y="13.199cm" draw:caption-point-x="-0.074cm" draw:caption-point-y="0.116cm">
              <dc:date>2014-03-14T00:00:00</dc:date>
              <text:p text:style-name="P1"><text:span text:style-name="T1">Réalisation du cahier des charges</text:span></text:p>
            </office:annotation>
            <text:p>X</text:p>
          </table:table-cell>
          <table:table-cell table:style-name="ce35" table:number-columns-repeated="2"/>
          <table:table-cell table:number-columns-repeated="2" table:style-name="ce35" office:value-type="string">
            <text:p>X</text:p>
          </table:table-cell>
          <table:table-cell table:style-name="ce35" table:number-columns-repeated="7"/>
          <table:table-cell table:number-columns-repeated="2" table:style-name="ce35" office:value-type="string">
            <text:p>X</text:p>
          </table:table-cell>
          <table:table-cell table:style-name="ce35" office:value-type="string">
            <office:annotation draw:style-name="gr6" draw:text-style-name="P1" svg:width="3.494cm" svg:height="2.204cm" svg:x="25.623cm" svg:y="13.199cm" draw:caption-point-x="-0.075cm" draw:caption-point-y="0.116cm">
              <dc:date>2014-03-14T00:00:00</dc:date>
              <text:p text:style-name="P1"><text:span text:style-name="T1">Utilisation de Redmine pour la Gestin des ressources humaines</text:span></text:p>
            </office:annotation>
            <text:p>X</text:p>
          </table:table-cell>
          <table:table-cell table:style-name="ce35" table:number-columns-repeated="10"/>
          <table:table-cell table:style-name="ce35" office:value-type="string">
            <office:annotation draw:style-name="gr8" draw:text-style-name="P1" svg:width="3.494cm" svg:height="2.034cm" svg:x="33.344cm" svg:y="12.827cm" draw:caption-point-x="-0.132cm" draw:caption-point-y="0.488cm">
              <dc:date>2014-03-14T00:00:00</dc:date>
              <text:p text:style-name="P1"><text:span text:style-name="T1">Application</text:span></text:p>
              <text:p text:style-name="P1"><text:span text:style-name="T2"/></text:p>
            </office:annotation>
            <text:p>X</text:p>
          </table:table-cell>
          <table:table-cell table:style-name="ce35" office:value-type="string">
            <office:annotation draw:style-name="gr6" draw:text-style-name="P3" svg:width="3.495cm" svg:height="2.204cm" svg:x="33.983cm" svg:y="13.199cm" draw:caption-point-x="-0.074cm" draw:caption-point-y="0.116cm">
              <dc:date>2014-03-14T00:00:00</dc:date>
              <text:p text:style-name="P3"><text:span text:style-name="T4">Réalisation d'une BDD sous Access</text:span></text:p>
            </office:annotation>
            <text:p>X</text:p>
          </table:table-cell>
          <table:table-cell table:style-name="ce35" table:number-columns-repeated="5"/>
          <table:table-cell table:style-name="ce35" office:value-type="string">
            <office:annotation draw:style-name="gr6" draw:text-style-name="P3" svg:width="3.494cm" svg:height="2.204cm" svg:x="38.164cm" svg:y="13.199cm" draw:caption-point-x="-0.074cm" draw:caption-point-y="0.116cm">
              <dc:date>2014-03-14T00:00:00</dc:date>
              <text:p text:style-name="P3"><text:span text:style-name="T4">-Diag UML</text:span></text:p>
              <text:p text:style-name="P3"><text:span text:style-name="T3">-</text:span><text:span text:style-name="T1"> Use case</text:span></text:p>
              <text:p text:style-name="P3"><text:span text:style-name="T1">- Merise</text:span></text:p>
            </office:annotation>
            <text:p>X</text:p>
          </table:table-cell>
          <table:table-cell table:style-name="ce35" table:number-columns-repeated="7"/>
          <table:table-cell table:style-name="ce35" office:value-type="string">
            <office:annotation draw:style-name="gr6" draw:text-style-name="P1" svg:width="3.494cm" svg:height="2.204cm" svg:x="43.738cm" svg:y="13.199cm" draw:caption-point-x="-0.075cm" draw:caption-point-y="0.116cm">
              <dc:date>2014-03-14T00:00:00</dc:date>
              <text:p text:style-name="P1"><text:span text:style-name="T1">Utilisation de Redmine</text:span></text:p>
            </office:annotation>
            <text:p>X</text:p>
          </table:table-cell>
          <table:table-cell table:style-name="ce35" table:number-columns-repeated="3"/>
          <table:table-cell table:style-name="ce35" office:value-type="string">
            <office:annotation draw:style-name="gr6" draw:text-style-name="P1" svg:width="3.93cm" svg:height="2.204cm" svg:x="46.525cm" svg:y="13.199cm" draw:caption-point-x="-0.075cm" draw:caption-point-y="0.116cm">
              <dc:date>2014-03-14T00:00:00</dc:date>
              <text:p text:style-name="P1"><text:span text:style-name="T1">Norme de codage</text:span></text:p>
              <text:p text:style-name="P1"><text:span text:style-name="T2"/></text:p>
            </office:annotation>
            <text:p>X</text:p>
          </table:table-cell>
          <table:table-cell table:style-name="ce35" table:number-columns-repeated="2"/>
          <table:table-cell table:style-name="ce80"/>
          <table:table-cell table:style-name="ce89" table:number-columns-repeated="970"/>
        </table:table-row>
        <table:table-row table:style-name="ro14">
          <table:table-cell table:style-name="ce10" office:value-type="string">
            <text:p>2ème année:</text:p>
          </table:table-cell>
          <table:table-cell table:style-name="ce25"/>
          <table:table-cell table:style-name="ce36" table:number-columns-repeated="2"/>
          <table:table-cell table:style-name="ce48"/>
          <table:table-cell table:style-name="ce56"/>
          <table:table-cell table:style-name="ce65"/>
          <table:table-cell table:style-name="ce71" table:number-columns-repeated="44"/>
          <table:table-cell table:style-name="ce78" table:number-columns-repeated="2"/>
          <table:table-cell table:style-name="ce81"/>
          <table:table-cell table:style-name="ce88" table:number-columns-repeated="970"/>
        </table:table-row>
        <table:table-row table:style-name="ro14" table:visibility="collapse">
          <table:table-cell table:style-name="ce11" office:value-type="string">
            <text:p>projet SESAME</text:p>
          </table:table-cell>
          <table:table-cell table:style-name="ce26" office:value-type="string">
            <office:annotation draw:style-name="gr9" draw:text-style-name="P1" svg:width="4.001cm" svg:height="2.503cm" svg:x="9.431cm" svg:y="13.802cm" draw:caption-point-x="-0.514cm" draw:caption-point-y="0.469cm">
              <dc:date>2014-03-14T00:00:00</dc:date>
              <text:p text:style-name="P1"><text:span text:style-name="T1">intégration back office access de sesame et site</text:span></text:p>
              <text:p text:style-name="P1"><text:span text:style-name="T2"/></text:p>
            </office:annotation>
            <text:p>X</text:p>
          </table:table-cell>
          <table:table-cell table:style-name="ce37"/>
          <table:table-cell table:style-name="ce37" office:value-type="string">
            <text:p>X</text:p>
          </table:table-cell>
          <table:table-cell table:style-name="ce49"/>
          <table:table-cell table:style-name="ce57" office:value-type="string">
            <text:p>▪09/12</text:p>
          </table:table-cell>
          <table:table-cell table:style-name="ce66" office:value-type="string">
            <text:p>X</text:p>
          </table:table-cell>
          <table:table-cell table:style-name="ce37" office:value-type="string">
            <office:annotation draw:style-name="gr9" draw:text-style-name="P1" svg:width="6.357cm" svg:height="2.503cm" svg:x="16.565cm" svg:y="13.802cm" draw:caption-point-x="-0.074cm" draw:caption-point-y="0.469cm">
              <dc:date>2014-03-14T00:00:00</dc:date>
              <text:p text:style-name="P1"><text:span text:style-name="T1">nouvelles procedures Admin SESAME sur le site (avant appli access)</text:span></text:p>
              <text:p text:style-name="P1"><text:span text:style-name="T2"/></text:p>
            </office:annotation>
            <text:p>X</text:p>
          </table:table-cell>
          <table:table-cell table:style-name="ce37" office:value-type="string">
            <text:p>X</text:p>
          </table:table-cell>
          <table:table-cell table:style-name="ce37" table:number-columns-repeated="4"/>
          <table:table-cell table:style-name="ce37" office:value-type="string">
            <office:annotation draw:style-name="gr9" draw:text-style-name="P1" svg:width="4.067cm" svg:height="2.503cm" svg:x="20.745cm" svg:y="13.802cm" draw:caption-point-x="-0.074cm" draw:caption-point-y="0.469cm">
              <dc:date>2014-03-14T00:00:00</dc:date>
              <text:p text:style-name="P1"><text:span text:style-name="T1">utilisateurs du site (visiteur/candidat/ecole/admin)</text:span></text:p>
              <text:p text:style-name="P1"><text:span text:style-name="T2"/></text:p>
            </office:annotation>
            <text:p>X</text:p>
          </table:table-cell>
          <table:table-cell table:style-name="ce37" table:number-columns-repeated="5"/>
          <table:table-cell table:style-name="ce37" office:value-type="string">
            <text:p>X</text:p>
          </table:table-cell>
          <table:table-cell table:style-name="ce37" table:number-columns-repeated="7"/>
          <table:table-cell table:style-name="ce37" office:value-type="string">
            <office:annotation draw:style-name="gr9" draw:text-style-name="P1" svg:width="4.066cm" svg:height="2.503cm" svg:x="30.5cm" svg:y="13.802cm" draw:caption-point-x="-0.075cm" draw:caption-point-y="0.469cm">
              <dc:date>2014-03-14T00:00:00</dc:date>
              <text:p text:style-name="P1"><text:span text:style-name="T1">nouveau fonctionnement Admin SESAME</text:span></text:p>
              <text:p text:style-name="P1"><text:span text:style-name="T2"/></text:p>
            </office:annotation>
            <text:p>X</text:p>
          </table:table-cell>
          <table:table-cell table:style-name="ce37" table:number-columns-repeated="2"/>
          <table:table-cell table:style-name="ce37" office:value-type="string">
            <office:annotation draw:style-name="gr9" draw:text-style-name="P1" svg:width="4.066cm" svg:height="2.503cm" svg:x="32.59cm" svg:y="13.802cm" draw:caption-point-x="-0.074cm" draw:caption-point-y="0.469cm">
              <dc:date>2014-03-14T00:00:00</dc:date>
              <text:p text:style-name="P1"><text:span text:style-name="T1">nouveau site remplacant le back office ACCESS</text:span></text:p>
              <text:p text:style-name="P1"><text:span text:style-name="T2"/></text:p>
            </office:annotation>
            <text:p>X</text:p>
          </table:table-cell>
          <table:table-cell table:style-name="ce37" office:value-type="string">
            <office:annotation draw:style-name="gr9" draw:text-style-name="P1" svg:width="4.066cm" svg:height="2.503cm" svg:x="33.287cm" svg:y="13.802cm" draw:caption-point-x="-0.075cm" draw:caption-point-y="0.469cm">
              <dc:date>2014-03-14T00:00:00</dc:date>
              <text:p text:style-name="P1"><text:span text:style-name="T1">balsamiq mockups</text:span></text:p>
              <text:p text:style-name="P1"><text:span text:style-name="T2"/></text:p>
            </office:annotation>
            <text:p>X</text:p>
          </table:table-cell>
          <table:table-cell table:style-name="ce37" office:value-type="string">
            <text:p>X</text:p>
          </table:table-cell>
          <table:table-cell table:style-name="ce37" table:number-columns-repeated="6"/>
          <table:table-cell table:style-name="ce37" office:value-type="string">
            <office:annotation draw:style-name="gr9" draw:text-style-name="P4" svg:width="4.066cm" svg:height="2.503cm" svg:x="38.861cm" svg:y="13.802cm" draw:caption-point-x="-0.075cm" draw:caption-point-y="0.469cm">
              <dc:date>2014-03-14T00:00:00</dc:date>
              <text:p text:style-name="P4"><text:span text:style-name="T2">MCD, MLDR, Use Cases, Diag de classes</text:span></text:p>
              <text:p text:style-name="P4"><text:span text:style-name="T2"/></text:p>
            </office:annotation>
            <text:p>X</text:p>
          </table:table-cell>
          <table:table-cell table:style-name="ce37" office:value-type="string">
            <text:p>X</text:p>
          </table:table-cell>
          <table:table-cell table:style-name="ce37" table:number-columns-repeated="10"/>
          <table:table-cell table:style-name="ce78" table:number-columns-repeated="2"/>
          <table:table-cell table:style-name="ce82"/>
          <table:table-cell table:style-name="ce88" table:number-columns-repeated="970"/>
        </table:table-row>
        <table:table-row table:style-name="ro14" table:visibility="collapse">
          <table:table-cell table:style-name="ce11" office:value-type="string">
            <text:p>cas KES</text:p>
          </table:table-cell>
          <table:table-cell table:style-name="ce26" office:value-type="string">
            <office:annotation draw:style-name="gr10" draw:text-style-name="P1" svg:width="4.001cm" svg:height="1.646cm" svg:x="9.431cm" svg:y="14.517cm" draw:caption-point-x="-0.514cm" draw:caption-point-y="-0.246cm">
              <dc:date>2014-03-14T00:00:00</dc:date>
              <text:p text:style-name="P1"><text:span text:style-name="T1">ajout plusieurs sites au client</text:span></text:p>
              <text:p text:style-name="P1"><text:span text:style-name="T2"/></text:p>
            </office:annotation>
            <text:p>X</text:p>
          </table:table-cell>
          <table:table-cell table:style-name="ce37" table:number-columns-repeated="2"/>
          <table:table-cell table:style-name="ce49"/>
          <table:table-cell table:style-name="ce57" office:value-type="string">
            <text:p>▪10/12</text:p>
          </table:table-cell>
          <table:table-cell table:style-name="ce39" office:value-type="string">
            <text:p>X</text:p>
          </table:table-cell>
          <table:table-cell table:style-name="ce72" table:number-columns-repeated="8"/>
          <table:table-cell table:style-name="ce72" office:value-type="string">
            <office:annotation draw:style-name="gr10" draw:text-style-name="P1" svg:width="5.403cm" svg:height="1.646cm" svg:x="22.139cm" svg:y="14.517cm" draw:caption-point-x="-0.074cm" draw:caption-point-y="-0.246cm">
              <dc:date>2014-03-14T00:00:00</dc:date>
              <text:p text:style-name="P1"><text:span text:style-name="T1">script SQL de modification de la base</text:span></text:p>
              <text:p text:style-name="P1"><text:span text:style-name="T2"/></text:p>
            </office:annotation>
            <text:p>X</text:p>
          </table:table-cell>
          <table:table-cell table:style-name="ce72"/>
          <table:table-cell table:style-name="ce72" office:value-type="string">
            <office:annotation draw:style-name="gr10" draw:text-style-name="P1" svg:width="4.067cm" svg:height="1.681cm" svg:x="23.532cm" svg:y="14.5cm" draw:caption-point-x="-0.074cm" draw:caption-point-y="-0.229cm">
              <dc:date>2014-03-14T00:00:00</dc:date>
              <text:p text:style-name="P1"><text:span text:style-name="T1">reprise de la BD existante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2" table:number-columns-repeated="9"/>
          <table:table-cell table:style-name="ce72" office:value-type="string">
            <office:annotation draw:style-name="gr10" draw:text-style-name="P1" svg:width="4.066cm" svg:height="1.646cm" svg:x="30.5cm" svg:y="14.517cm" draw:caption-point-x="-0.075cm" draw:caption-point-y="-0.246cm">
              <dc:date>2014-03-14T00:00:00</dc:date>
              <text:p text:style-name="P1"><text:span text:style-name="T1">ajout classe SITE</text:span></text:p>
              <text:p text:style-name="P1"><text:span text:style-name="T1">table SITE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3"/>
          <table:table-cell table:style-name="ce72" office:value-type="string">
            <office:annotation draw:style-name="gr10" draw:text-style-name="P1" svg:width="4.066cm" svg:height="1.646cm" svg:x="33.287cm" svg:y="14.517cm" draw:caption-point-x="-0.075cm" draw:caption-point-y="-0.246cm">
              <dc:date>2014-03-14T00:00:00</dc:date>
              <text:p text:style-name="P1"><text:span text:style-name="T1">ajout ecran site</text:span></text:p>
              <text:p text:style-name="P1"><text:span text:style-name="T2"/></text:p>
            </office:annotation>
            <text:p>X</text:p>
          </table:table-cell>
          <table:table-cell table:style-name="ce72" office:value-type="string">
            <office:annotation draw:style-name="gr10" draw:text-style-name="P1" svg:width="4.067cm" svg:height="1.646cm" svg:x="33.983cm" svg:y="14.517cm" draw:caption-point-x="-0.074cm" draw:caption-point-y="-0.246cm">
              <dc:date>2014-03-14T00:00:00</dc:date>
              <text:p text:style-name="P1"><text:span text:style-name="T1">ajout table SITE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17"/>
          <table:table-cell table:style-name="ce72" office:value-type="string">
            <office:annotation draw:style-name="gr11" draw:text-style-name="P1" svg:width="4.558cm" svg:height="2.051cm" svg:x="46.525cm" svg:y="14.315cm" draw:caption-point-x="-0.075cm" draw:caption-point-y="-0.044cm">
              <dc:date>2014-03-14T00:00:00</dc:date>
              <text:p text:style-name="P1"><text:span text:style-name="T1">utilisation outils de prototypage balmasiq mackups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8" table:number-columns-repeated="2"/>
          <table:table-cell table:style-name="ce82"/>
          <table:table-cell table:style-name="ce88" table:number-columns-repeated="970"/>
        </table:table-row>
        <table:table-row table:style-name="ro15" table:visibility="collapse">
          <table:table-cell table:style-name="ce11" office:value-type="string">
            <text:p>Calciulette HP</text:p>
          </table:table-cell>
          <table:table-cell table:style-name="ce26"/>
          <table:table-cell table:style-name="ce37" office:value-type="string">
            <office:annotation draw:style-name="gr5" draw:text-style-name="P1" svg:width="4.524cm" svg:height="1.918cm" svg:x="10.736cm" svg:y="15.061cm" draw:caption-point-x="-0.514cm" draw:caption-point-y="-0.79cm">
              <dc:date>2014-03-14T00:00:00</dc:date>
              <text:p text:style-name="P1"><text:span text:style-name="T1">debuggage</text:span></text:p>
              <text:p text:style-name="P1"><text:span text:style-name="T1">ajout exception</text:span></text:p>
              <text:p text:style-name="P1"><text:span text:style-name="T2"/></text:p>
            </office:annotation>
            <text:p>X</text:p>
          </table:table-cell>
          <table:table-cell table:style-name="ce37"/>
          <table:table-cell table:style-name="ce49"/>
          <table:table-cell table:style-name="ce57" office:value-type="string">
            <text:p>▪11/12</text:p>
          </table:table-cell>
          <table:table-cell table:style-name="ce39"/>
          <table:table-cell table:style-name="ce72" table:number-columns-repeated="5"/>
          <table:table-cell table:style-name="ce72" office:value-type="string">
            <office:annotation draw:style-name="gr5" draw:text-style-name="P1" svg:width="4.066cm" svg:height="1.918cm" svg:x="20.049cm" svg:y="15.061cm" draw:caption-point-x="-0.075cm" draw:caption-point-y="-0.79cm">
              <dc:date>2014-03-14T00:00:00</dc:date>
              <text:p text:style-name="P1"><text:span text:style-name="T1">projet de test unitaires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10"/>
          <table:table-cell table:style-name="ce72" office:value-type="string">
            <office:annotation draw:style-name="gr5" draw:text-style-name="P1" svg:width="4.066cm" svg:height="1.918cm" svg:x="27.713cm" svg:y="15.061cm" draw:caption-point-x="-0.075cm" draw:caption-point-y="-0.79cm">
              <dc:date>2014-03-14T00:00:00</dc:date>
              <text:p text:style-name="P1"><text:span text:style-name="T1">débuggage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2"/>
          <table:table-cell table:style-name="ce72" office:value-type="string">
            <office:annotation draw:style-name="gr5" draw:text-style-name="P1" svg:width="4.066cm" svg:height="1.918cm" svg:x="29.803cm" svg:y="15.061cm" draw:caption-point-x="-0.074cm" draw:caption-point-y="-0.79cm">
              <dc:date>2014-03-14T00:00:00</dc:date>
              <text:p text:style-name="P1"><text:span text:style-name="T1">correction de bug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9"/>
          <table:table-cell table:style-name="ce72" office:value-type="string">
            <office:annotation draw:style-name="gr5" draw:text-style-name="P1" svg:width="4.067cm" svg:height="1.918cm" svg:x="36.77cm" svg:y="15.061cm" draw:caption-point-x="-0.074cm" draw:caption-point-y="-0.79cm">
              <dc:date>2014-03-14T00:00:00</dc:date>
              <text:p text:style-name="P1"><text:span text:style-name="T1">DLL Pile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2" office:value-type="string">
            <office:annotation draw:style-name="gr5" draw:text-style-name="P1" svg:width="4.066cm" svg:height="1.918cm" svg:x="37.467cm" svg:y="15.061cm" draw:caption-point-x="-0.074cm" draw:caption-point-y="-0.79cm">
              <dc:date>2014-03-14T00:00:00</dc:date>
              <text:p text:style-name="P1"><text:span text:style-name="T1">tests unitaires</text:span></text:p>
              <text:p text:style-name="P1"><text:span text:style-name="T2"/></text:p>
            </office:annotation>
            <text:p>X</text:p>
          </table:table-cell>
          <table:table-cell table:style-name="ce72"/>
          <table:table-cell table:style-name="ce72" office:value-type="string">
            <office:annotation draw:style-name="gr5" draw:text-style-name="P1" svg:width="4.066cm" svg:height="1.918cm" svg:x="38.861cm" svg:y="15.061cm" draw:caption-point-x="-0.075cm" draw:caption-point-y="-0.79cm">
              <dc:date>2014-03-14T00:00:00</dc:date>
              <text:p text:style-name="P1"><text:span text:style-name="T1">documentation du code</text:span></text:p>
              <text:p text:style-name="P1"><text:span text:style-name="T2"/></text:p>
            </office:annotation>
            <text:p>X</text:p>
          </table:table-cell>
          <table:table-cell table:style-name="ce72" office:value-type="string">
            <office:annotation draw:style-name="gr5" draw:text-style-name="P1" svg:width="4.067cm" svg:height="1.918cm" svg:x="39.557cm" svg:y="15.061cm" draw:caption-point-x="-0.074cm" draw:caption-point-y="-0.79cm">
              <dc:date>2014-03-14T00:00:00</dc:date>
              <text:p text:style-name="P1"><text:span text:style-name="T1">debuggage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9"/>
          <table:table-cell table:style-name="ce72" office:value-type="string">
            <office:annotation draw:style-name="gr5" draw:text-style-name="P1" svg:width="4.558cm" svg:height="1.918cm" svg:x="46.525cm" svg:y="15.061cm" draw:caption-point-x="-0.075cm" draw:caption-point-y="-0.79cm">
              <dc:date>2014-03-14T00:00:00</dc:date>
              <text:p text:style-name="P1"><text:span text:style-name="T1">regles de codage</text:span></text:p>
            </office:annotation>
            <text:p>X</text:p>
          </table:table-cell>
          <table:table-cell table:style-name="ce78" table:number-columns-repeated="2"/>
          <table:table-cell table:style-name="ce82"/>
          <table:table-cell table:style-name="ce88" table:number-columns-repeated="970"/>
        </table:table-row>
        <table:table-row table:style-name="ro14" table:visibility="collapse">
          <table:table-cell table:style-name="ce11" office:value-type="string">
            <text:p>Comptes Bancaires </text:p>
          </table:table-cell>
          <table:table-cell table:style-name="ce26" office:value-type="string">
            <office:annotation draw:style-name="gr5" draw:text-style-name="P1" svg:width="4.001cm" svg:height="1.918cm" svg:x="9.431cm" svg:y="15.54cm" draw:caption-point-x="-0.514cm" draw:caption-point-y="-1.269cm">
              <dc:date>2014-03-14T00:00:00</dc:date>
              <text:p text:style-name="P1"><text:span text:style-name="T1">gestion des comptes bancaires de la famille SIMPSON</text:span></text:p>
              <text:p text:style-name="P1"><text:span text:style-name="T2"/></text:p>
            </office:annotation>
            <text:p>X</text:p>
          </table:table-cell>
          <table:table-cell table:style-name="ce37" table:number-columns-repeated="2"/>
          <table:table-cell table:style-name="ce49" office:value-type="string">
            <text:p>X</text:p>
          </table:table-cell>
          <table:table-cell table:style-name="ce57" office:value-type="string">
            <text:p>▪11/12</text:p>
          </table:table-cell>
          <table:table-cell table:style-name="ce39" office:value-type="string">
            <text:p>X</text:p>
          </table:table-cell>
          <table:table-cell table:style-name="ce72" table:number-columns-repeated="5"/>
          <table:table-cell table:style-name="ce72" office:value-type="string">
            <office:annotation draw:style-name="gr5" draw:text-style-name="P1" svg:width="4.066cm" svg:height="1.918cm" svg:x="20.049cm" svg:y="15.54cm" draw:caption-point-x="-0.075cm" draw:caption-point-y="-1.269cm">
              <dc:date>2014-03-14T00:00:00</dc:date>
              <text:p text:style-name="P1"><text:span text:style-name="T1">application familiale </text:span></text:p>
              <text:p text:style-name="P1"><text:span text:style-name="T1">avec mot de passe</text:span></text:p>
            </office:annotation>
            <text:p>X</text:p>
          </table:table-cell>
          <table:table-cell table:style-name="ce72" office:value-type="string">
            <office:annotation draw:style-name="gr5" draw:text-style-name="P1" svg:width="4.067cm" svg:height="1.918cm" svg:x="20.745cm" svg:y="15.54cm" draw:caption-point-x="-0.074cm" draw:caption-point-y="-1.269cm">
              <dc:date>2014-03-14T00:00:00</dc:date>
              <text:p text:style-name="P1"><text:span text:style-name="T1">application familiale </text:span></text:p>
              <text:p text:style-name="P1"><text:span text:style-name="T1">avec mot de passe</text:span></text:p>
            </office:annotation>
            <text:p>X</text:p>
          </table:table-cell>
          <table:table-cell table:style-name="ce72" table:number-columns-repeated="9"/>
          <table:table-cell table:style-name="ce72" office:value-type="string">
            <office:annotation draw:style-name="gr5" draw:text-style-name="P1" svg:width="4.066cm" svg:height="1.918cm" svg:x="27.713cm" svg:y="15.54cm" draw:caption-point-x="-0.075cm" draw:caption-point-y="-1.269cm">
              <dc:date>2014-03-14T00:00:00</dc:date>
              <text:p text:style-name="P1"><text:span text:style-name="T1">debuggage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3"/>
          <table:table-cell table:style-name="ce72" office:value-type="string">
            <office:annotation draw:style-name="gr5" draw:text-style-name="P1" svg:width="4.066cm" svg:height="1.918cm" svg:x="30.5cm" svg:y="15.54cm" draw:caption-point-x="-0.075cm" draw:caption-point-y="-1.269cm">
              <dc:date>2014-03-14T00:00:00</dc:date>
              <text:p text:style-name="P1"><text:span text:style-name="T1">ajout classe Opération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6"/>
          <table:table-cell table:style-name="ce72" office:value-type="string">
            <office:annotation draw:style-name="gr5" draw:text-style-name="P1" svg:width="4.066cm" svg:height="1.918cm" svg:x="35.377cm" svg:y="15.54cm" draw:caption-point-x="-0.074cm" draw:caption-point-y="-1.269cm">
              <dc:date>2014-03-14T00:00:00</dc:date>
              <text:p text:style-name="P1"><text:span text:style-name="T1">classe d'accès aux données <text:s/>(bouchon)</text:span></text:p>
              <text:p text:style-name="P1"><text:span text:style-name="T2"/></text:p>
            </office:annotation>
            <text:p>X</text:p>
          </table:table-cell>
          <table:table-cell table:style-name="ce72" table:number-columns-repeated="4"/>
          <table:table-cell table:style-name="ce72" office:value-type="string">
            <office:annotation draw:style-name="gr5" draw:text-style-name="P1" svg:width="4.066cm" svg:height="1.918cm" svg:x="38.861cm" svg:y="15.54cm" draw:caption-point-x="-0.075cm" draw:caption-point-y="-1.269cm">
              <dc:date>2014-03-14T00:00:00</dc:date>
              <text:p text:style-name="P1"><text:span text:style-name="T1">diag de classes</text:span></text:p>
              <text:p text:style-name="P1"><text:span text:style-name="T2"/></text:p>
            </office:annotation>
            <text:p>X</text:p>
          </table:table-cell>
          <table:table-cell table:style-name="ce72"/>
          <table:table-cell table:style-name="ce72" office:value-type="string">
            <office:annotation draw:style-name="gr5" draw:text-style-name="P1" svg:width="5.203cm" svg:height="1.918cm" svg:x="40.254cm" svg:y="15.54cm" draw:caption-point-x="-0.074cm" draw:caption-point-y="-1.269cm">
              <dc:date>2014-03-14T00:00:00</dc:date>
              <text:p text:style-name="P1"><text:span text:style-name="T1">solde remplacé par opérations en credit/débit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2" table:number-columns-repeated="9"/>
          <table:table-cell table:style-name="ce37" table:number-columns-repeated="2"/>
          <table:table-cell table:style-name="ce85" office:value-type="string">
            <office:annotation draw:style-name="gr5" draw:text-style-name="P1" svg:width="4.673cm" svg:height="1.918cm" svg:x="48.615cm" svg:y="15.54cm" draw:caption-point-x="-0.074cm" draw:caption-point-y="-1.269cm">
              <dc:date>2014-03-14T00:00:00</dc:date>
              <text:p text:style-name="P1"><text:span text:style-name="T1">architecture en couche</text:span></text:p>
              <text:p text:style-name="P1"><text:span text:style-name="T2"/></text:p>
            </office:annotation>
            <text:p>X</text:p>
          </table:table-cell>
          <table:table-cell table:style-name="ce88" table:number-columns-repeated="970"/>
        </table:table-row>
        <table:table-row table:style-name="ro14" table:visibility="collapse">
          <table:table-cell table:style-name="ce11" office:value-type="string">
            <text:p>Convertisseur de devises</text:p>
          </table:table-cell>
          <table:table-cell table:style-name="ce26" office:value-type="string">
            <office:annotation draw:style-name="gr12" draw:text-style-name="P1" svg:width="4.001cm" svg:height="1.925cm" svg:x="9.431cm" svg:y="16.02cm" draw:caption-point-x="-0.514cm" draw:caption-point-y="-1.749cm">
              <dc:date>2014-03-14T00:00:00</dc:date>
              <text:p text:style-name="P1"><text:span text:style-name="T1">ecriture d'un convertisseur de devise D1 &lt;-&gt; D2</text:span></text:p>
              <text:p text:style-name="P1"><text:span text:style-name="T2"/></text:p>
            </office:annotation>
            <text:p>X</text:p>
          </table:table-cell>
          <table:table-cell table:style-name="ce37" table:number-columns-repeated="2"/>
          <table:table-cell table:style-name="ce49" office:value-type="string">
            <office:annotation draw:style-name="gr13" draw:text-style-name="P3" svg:width="4.03cm" svg:height="1.897cm" svg:x="13.374cm" svg:y="16.048cm" draw:caption-point-x="-0.542cm" draw:caption-point-y="-1.777cm">
              <dc:date>2014-03-14T00:00:00</dc:date>
              <text:p text:style-name="P3"><text:span text:style-name="T4">XML document</text:span></text:p>
              <text:p text:style-name="P3"><text:span text:style-name="T4">service web</text:span></text:p>
              <text:p text:style-name="P3"><text:span text:style-name="T3"/></text:p>
            </office:annotation>
            <text:p>X</text:p>
          </table:table-cell>
          <table:table-cell table:style-name="ce57" office:value-type="string">
            <text:p>▪12/12</text:p>
          </table:table-cell>
          <table:table-cell table:style-name="ce39" office:value-type="string">
            <text:p>X</text:p>
          </table:table-cell>
          <table:table-cell table:style-name="ce39" office:value-type="string">
            <office:annotation draw:style-name="gr12" draw:text-style-name="P1" svg:width="4.066cm" svg:height="1.925cm" svg:x="16.565cm" svg:y="16.02cm" draw:caption-point-x="-0.074cm" draw:caption-point-y="-1.749cm">
              <dc:date>2014-03-14T00:00:00</dc:date>
              <text:p text:style-name="P1"><text:span text:style-name="T1">mise à jour auto des taux des devises</text:span></text:p>
              <text:p text:style-name="P1"><text:span text:style-name="T2"/></text:p>
            </office:annotation>
            <text:p>X</text:p>
          </table:table-cell>
          <table:table-cell table:style-name="ce39"/>
          <table:table-cell table:style-name="ce39" office:value-type="string">
            <office:annotation draw:style-name="gr12" draw:text-style-name="P1" svg:width="6.911cm" svg:height="1.925cm" svg:x="17.958cm" svg:y="16.02cm" draw:caption-point-x="-0.074cm" draw:caption-point-y="-1.749cm">
              <dc:date>2014-03-14T00:00:00</dc:date>
              <text:p text:style-name="P1"><text:span text:style-name="T1">solutions <text:s/>de maj des taux :</text:span></text:p>
              <text:p text:style-name="P1"><text:span text:style-name="T1">-saisie</text:span></text:p>
              <text:p text:style-name="P1"><text:span text:style-name="T1">- analyse fichier HTML / RSS / XML</text:span></text:p>
              <text:p text:style-name="P1"><text:span text:style-name="T1">- service web</text:span></text:p>
            </office:annotation>
            <text:p>X</text:p>
          </table:table-cell>
          <table:table-cell table:style-name="ce39" office:value-type="string">
            <office:annotation draw:style-name="gr12" draw:text-style-name="P1" svg:width="4.067cm" svg:height="1.925cm" svg:x="18.655cm" svg:y="16.02cm" draw:caption-point-x="-0.074cm" draw:caption-point-y="-1.749cm">
              <dc:date>2014-03-14T00:00:00</dc:date>
              <text:p text:style-name="P1"><text:span text:style-name="T1">- choix XML (BCE)</text:span></text:p>
              <text:p text:style-name="P1"><text:span text:style-name="T1">- choix SW</text:span></text:p>
              <text:p text:style-name="P1"><text:span text:style-name="T2"/></text:p>
            </office:annotation>
            <text:p>X</text:p>
          </table:table-cell>
          <table:table-cell table:style-name="ce39" office:value-type="string">
            <office:annotation draw:style-name="gr12" draw:text-style-name="P1" svg:width="6.042cm" svg:height="1.925cm" svg:x="19.352cm" svg:y="16.02cm" draw:caption-point-x="-0.074cm" draw:caption-point-y="-1.749cm">
              <dc:date>2014-03-14T00:00:00</dc:date>
              <text:p text:style-name="P1"><text:span text:style-name="T1">- changement structure page HTML / XLM</text:span></text:p>
              <text:p text:style-name="P1"><text:span text:style-name="T1">- coupure réseau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30"/>
          <table:table-cell table:style-name="ce39" office:value-type="string">
            <office:annotation draw:style-name="gr12" draw:text-style-name="P1" svg:width="4.066cm" svg:height="1.925cm" svg:x="40.951cm" svg:y="16.02cm" draw:caption-point-x="-0.075cm" draw:caption-point-y="-1.749cm">
              <dc:date>2014-03-14T00:00:00</dc:date>
              <text:p text:style-name="P1"><text:span text:style-name="T1">vérification taux sur site BCE / google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8"/>
          <table:table-cell table:style-name="ce72" office:value-type="string">
            <office:annotation draw:style-name="gr12" draw:text-style-name="P1" svg:width="3.679cm" svg:height="1.925cm" svg:x="47.221cm" svg:y="16.02cm" draw:caption-point-x="-0.074cm" draw:caption-point-y="-1.749cm">
              <dc:date>2014-03-14T00:00:00</dc:date>
              <text:p text:style-name="P1"><text:span text:style-name="T1">recherche site devise</text:span></text:p>
              <text:p text:style-name="P1"><text:span text:style-name="T2"/></text:p>
            </office:annotation>
            <text:p>X</text:p>
          </table:table-cell>
          <table:table-cell table:style-name="ce72" office:value-type="string">
            <office:annotation draw:style-name="gr12" draw:text-style-name="P1" svg:width="5.353cm" svg:height="1.925cm" svg:x="47.918cm" svg:y="16.02cm" draw:caption-point-x="-0.074cm" draw:caption-point-y="-1.749cm">
              <dc:date>2014-03-14T00:00:00</dc:date>
              <text:p text:style-name="P1"><text:span text:style-name="T1">MSDN XML Document</text:span></text:p>
              <text:p text:style-name="P1"><text:span text:style-name="T2"/></text:p>
            </office:annotation>
            <text:p>X</text:p>
          </table:table-cell>
          <table:table-cell table:style-name="ce86" office:value-type="string">
            <office:annotation draw:style-name="gr12" draw:text-style-name="P1" svg:width="3.713cm" svg:height="1.925cm" svg:x="48.615cm" svg:y="16.02cm" draw:caption-point-x="-0.074cm" draw:caption-point-y="-1.749cm">
              <dc:date>2014-03-14T00:00:00</dc:date>
              <text:p text:style-name="P1"><text:span text:style-name="T1">XML Document</text:span></text:p>
              <text:p text:style-name="P1"><text:span text:style-name="T1">Service Web</text:span></text:p>
              <text:p text:style-name="P1"><text:span text:style-name="T2"/></text:p>
            </office:annotation>
            <text:p>X</text:p>
          </table:table-cell>
          <table:table-cell table:style-name="ce88" table:number-columns-repeated="970"/>
        </table:table-row>
        <table:table-row table:style-name="ro15">
          <table:table-cell table:style-name="ce12" office:value-type="string">
            <text:p>Fridge'n Me</text:p>
          </table:table-cell>
          <table:table-cell table:style-name="ce26" office:value-type="string">
            <text:p>X</text:p>
          </table:table-cell>
          <table:table-cell table:style-name="ce38"/>
          <table:table-cell table:style-name="ce38" office:value-type="string">
            <text:p>X</text:p>
          </table:table-cell>
          <table:table-cell table:style-name="ce50"/>
          <table:table-cell table:style-name="ce57" office:value-type="string">
            <text:p>09/13-12/13</text:p>
          </table:table-cell>
          <table:table-cell table:style-name="ce39" office:value-type="string">
            <text:p>X</text:p>
          </table:table-cell>
          <table:table-cell table:style-name="ce39" table:number-columns-repeated="3"/>
          <table:table-cell table:style-name="ce39" office:value-type="string">
            <text:p>X</text:p>
          </table:table-cell>
          <table:table-cell table:style-name="ce39" table:number-columns-repeated="7"/>
          <table:table-cell table:style-name="ce39" office:value-type="string">
            <text:p>X</text:p>
          </table:table-cell>
          <table:table-cell table:style-name="ce39" table:number-columns-repeated="11"/>
          <table:table-cell table:number-columns-repeated="3" table:style-name="ce39" office:value-type="string">
            <text:p>X</text:p>
          </table:table-cell>
          <table:table-cell table:style-name="ce39"/>
          <table:table-cell table:style-name="ce76" office:value-type="string">
            <office:annotation draw:style-name="gr14" draw:text-style-name="P5" svg:width="2.899cm" svg:height="0.991cm" svg:x="35.913cm" svg:y="12.761cm" draw:caption-point-x="-0.61cm" draw:caption-point-y="1.51cm">
              <dc:date>2014-03-21T00:00:00</dc:date>
              <text:p text:style-name="P5"><text:span text:style-name="T5">Test d'envoie d'e-mail</text:span></text:p>
            </office:annotation>
            <text:p>X</text:p>
          </table:table-cell>
          <table:table-cell table:style-name="ce39" table:number-columns-repeated="3"/>
          <table:table-cell table:style-name="ce39" office:value-type="string">
            <office:annotation draw:style-name="gr14" draw:text-style-name="P5" svg:width="2.899cm" svg:height="0.596cm" svg:x="38.7cm" svg:y="12.761cm" draw:caption-point-x="-0.61cm" draw:caption-point-y="1.51cm">
              <dc:date>2014-03-21T00:00:00</dc:date>
              <text:p text:style-name="P5"><text:span text:style-name="T5">SandCaslte</text:span></text:p>
            </office:annotation>
            <text:p>X</text:p>
          </table:table-cell>
          <table:table-cell table:style-name="ce74"/>
          <table:table-cell table:style-name="ce39" table:number-columns-repeated="3"/>
          <table:table-cell table:style-name="ce39" office:value-type="string">
            <text:p>X</text:p>
          </table:table-cell>
          <table:table-cell table:style-name="ce39" table:number-columns-repeated="6"/>
          <table:table-cell table:style-name="ce39" office:value-type="string">
            <text:p>X</text:p>
          </table:table-cell>
          <table:table-cell table:style-name="ce39"/>
          <table:table-cell table:style-name="ce39" office:value-type="string">
            <text:p>X</text:p>
          </table:table-cell>
          <table:table-cell table:style-name="ce86"/>
          <table:table-cell table:style-name="ce88" table:number-columns-repeated="970"/>
        </table:table-row>
        <table:table-row table:style-name="ro15">
          <table:table-cell table:style-name="ce12" office:value-type="string">
            <text:p>ZombieKiller</text:p>
          </table:table-cell>
          <table:table-cell table:style-name="ce26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/>
          <table:table-cell table:style-name="ce50"/>
          <table:table-cell table:style-name="ce57"/>
          <table:table-cell table:style-name="ce39" table:number-columns-repeated="6"/>
          <table:table-cell table:style-name="ce39" office:value-type="string">
            <text:p>X</text:p>
          </table:table-cell>
          <table:table-cell table:style-name="ce39"/>
          <table:table-cell table:style-name="ce39" office:value-type="string">
            <text:p>X</text:p>
          </table:table-cell>
          <table:table-cell table:style-name="ce39" table:number-columns-repeated="3"/>
          <table:table-cell table:style-name="ce39" office:value-type="string">
            <text:p>X</text:p>
          </table:table-cell>
          <table:table-cell table:style-name="ce39" table:number-columns-repeated="4"/>
          <table:table-cell table:style-name="ce39" office:value-type="string">
            <text:p>X</text:p>
          </table:table-cell>
          <table:table-cell table:style-name="ce39" table:number-columns-repeated="11"/>
          <table:table-cell table:style-name="ce39" office:value-type="string">
            <office:annotation draw:style-name="gr14" draw:text-style-name="P5" svg:width="2.899cm" svg:height="2.571cm" svg:x="36.609cm" svg:y="13.265cm" draw:caption-point-x="-0.61cm" draw:caption-point-y="1.487cm">
              <dc:date>2014-03-21T00:00:00</dc:date>
              <text:p text:style-name="P5"><text:span text:style-name="T5">Eclipse, config, mm niveau (compilateur, version, tests, tests avant de commit)</text:span></text:p>
            </office:annotation>
            <text:p>X</text:p>
          </table:table-cell>
          <table:table-cell table:style-name="ce39" office:value-type="string">
            <office:annotation draw:style-name="gr14" draw:text-style-name="P5" svg:width="2.899cm" svg:height="1.386cm" svg:x="37.306cm" svg:y="13.265cm" draw:caption-point-x="-0.61cm" draw:caption-point-y="1.487cm">
              <dc:date>2014-03-21T00:00:00</dc:date>
              <text:p text:style-name="P5"><text:span text:style-name="T5">Modèle différent (procédurale à MVC)</text:span></text:p>
            </office:annotation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12"/>
          <table:table-cell table:style-name="ce39" office:value-type="string">
            <office:annotation draw:style-name="gr14" draw:text-style-name="P5" svg:width="2.899cm" svg:height="1.386cm" svg:x="47.06cm" svg:y="13.265cm" draw:caption-point-x="-0.61cm" draw:caption-point-y="1.487cm">
              <dc:date>2014-03-21T00:00:00</dc:date>
              <text:p text:style-name="P5"><text:span text:style-name="T5">Norme Java</text:span></text:p>
              <text:p text:style-name="P5"><text:span text:style-name="T5">Test Arrange Act Assert</text:span></text:p>
            </office:annotation>
            <text:p>X</text:p>
          </table:table-cell>
          <table:table-cell table:style-name="ce39" table:number-columns-repeated="2"/>
          <table:table-cell table:style-name="ce86"/>
          <table:table-cell table:style-name="ce88" table:number-columns-repeated="970"/>
        </table:table-row>
        <table:table-row table:style-name="ro15">
          <table:table-cell table:style-name="ce12" office:value-type="string">
            <text:p>TicketScan</text:p>
          </table:table-cell>
          <table:table-cell table:style-name="ce26" office:value-type="string">
            <text:p>X</text:p>
          </table:table-cell>
          <table:table-cell table:style-name="ce38" table:number-columns-repeated="2"/>
          <table:table-cell table:style-name="ce50"/>
          <table:table-cell table:style-name="ce57"/>
          <table:table-cell table:style-name="ce39" office:value-type="string">
            <text:p>X</text:p>
          </table:table-cell>
          <table:table-cell table:style-name="ce39" table:number-columns-repeated="10"/>
          <table:table-cell table:number-columns-repeated="2" table:style-name="ce39" office:value-type="string">
            <text:p>X</text:p>
          </table:table-cell>
          <table:table-cell table:style-name="ce39"/>
          <table:table-cell table:style-name="ce74" office:value-type="string">
            <text:p>X</text:p>
          </table:table-cell>
          <table:table-cell table:style-name="ce39" table:number-columns-repeated="2"/>
          <table:table-cell table:style-name="ce39" office:value-type="string">
            <text:p>X</text:p>
          </table:table-cell>
          <table:table-cell table:style-name="ce39" table:number-columns-repeated="2"/>
          <table:table-cell table:style-name="ce39" office:value-type="string">
            <text:p>X</text:p>
          </table:table-cell>
          <table:table-cell table:style-name="ce39" table:number-columns-repeated="4"/>
          <table:table-cell table:number-columns-repeated="2" table:style-name="ce39" office:value-type="string">
            <text:p>X</text:p>
          </table:table-cell>
          <table:table-cell table:style-name="ce39"/>
          <table:table-cell table:number-columns-repeated="2" table:style-name="ce39" office:value-type="string">
            <text:p>X</text:p>
          </table:table-cell>
          <table:table-cell table:style-name="ce39" table:number-columns-repeated="2"/>
          <table:table-cell table:style-name="ce39" office:value-type="string">
            <text:p>X</text:p>
          </table:table-cell>
          <table:table-cell table:style-name="ce39" table:number-columns-repeated="5"/>
          <table:table-cell table:style-name="ce39" office:value-type="string">
            <text:p>X</text:p>
          </table:table-cell>
          <table:table-cell table:style-name="ce39" table:number-columns-repeated="5"/>
          <table:table-cell table:style-name="ce39" office:value-type="string">
            <text:p>X</text:p>
          </table:table-cell>
          <table:table-cell table:style-name="ce39" table:number-columns-repeated="2"/>
          <table:table-cell table:style-name="ce86" office:value-type="string">
            <text:p>X</text:p>
          </table:table-cell>
          <table:table-cell table:style-name="ce88" table:number-columns-repeated="970"/>
        </table:table-row>
        <table:table-row table:style-name="ro14">
          <table:table-cell table:style-name="ce12"/>
          <table:table-cell table:style-name="ce26"/>
          <table:table-cell table:style-name="ce38" table:number-columns-repeated="2"/>
          <table:table-cell table:style-name="ce50"/>
          <table:table-cell table:style-name="ce57"/>
          <table:table-cell table:style-name="ce39" table:number-columns-repeated="47"/>
          <table:table-cell table:style-name="ce86"/>
          <table:table-cell table:style-name="ce88" table:number-columns-repeated="970"/>
        </table:table-row>
        <table:table-row table:style-name="ro14">
          <table:table-cell table:style-name="ce13" office:value-type="string">
            <text:p>Recherche</text:p>
          </table:table-cell>
          <table:table-cell table:style-name="ce27"/>
          <table:table-cell table:style-name="ce39" table:number-columns-repeated="2"/>
          <table:table-cell table:style-name="ce47" office:value-type="string">
            <text:p>X</text:p>
          </table:table-cell>
          <table:table-cell table:style-name="ce57"/>
          <table:table-cell table:style-name="ce39" table:number-columns-repeated="45"/>
          <table:table-cell table:style-name="ce39" office:value-type="string">
            <text:p>X</text:p>
          </table:table-cell>
          <table:table-cell table:style-name="ce39"/>
          <table:table-cell table:style-name="ce86"/>
          <table:table-cell table:style-name="ce88" table:number-columns-repeated="970"/>
        </table:table-row>
        <table:table-row table:style-name="ro13">
          <table:table-cell table:style-name="ce14" office:value-type="string" table:number-columns-spanned="54" table:number-rows-spanned="1">
            <text:p>SITUATIONS VÉCUES EN STAGE DE PREMIERE ANNEE DANS L'ORGANISATION </text:p>
          </table:table-cell>
          <table:covered-table-cell table:number-columns-repeated="52" table:style-name="ce28"/>
          <table:covered-table-cell table:style-name="ce87"/>
          <table:table-cell table:style-name="ce88" table:number-columns-repeated="970"/>
        </table:table-row>
        <table:table-row table:style-name="ro15">
          <table:table-cell table:style-name="ce15" office:value-type="string">
            <text:p>Prospector</text:p>
          </table:table-cell>
          <table:table-cell table:style-name="ce29" office:value-type="string">
            <office:annotation draw:style-name="gr15" draw:text-style-name="P3" svg:width="3.572cm" svg:height="2.175cm" svg:x="9.431cm" svg:y="17.098cm" draw:caption-point-x="-0.514cm" draw:caption-point-y="0.039cm">
              <dc:date>2014-03-14T00:00:00</dc:date>
              <text:p text:style-name="P3"><text:span text:style-name="T4">Gestion de Client/Prospects</text:span></text:p>
              <text:p text:style-name="P3"><text:span text:style-name="T3"/></text:p>
            </office:annotation>
            <text:p>X</text:p>
          </table:table-cell>
          <table:table-cell table:style-name="ce40"/>
          <table:table-cell table:style-name="ce42" office:value-type="string">
            <text:p>X</text:p>
          </table:table-cell>
          <table:table-cell table:style-name="ce51"/>
          <table:table-cell table:style-name="ce58" office:value-type="string">
            <text:p>04/13-06/13</text:p>
          </table:table-cell>
          <table:table-cell table:style-name="ce67" office:value-type="string">
            <office:annotation draw:style-name="gr15" draw:text-style-name="P3" svg:width="3.713cm" svg:height="2.175cm" svg:x="16.308cm" svg:y="17.098cm" draw:caption-point-x="-0.514cm" draw:caption-point-y="0.039cm">
              <dc:date>2014-03-14T00:00:00</dc:date>
              <text:p text:style-name="P3"><text:span text:style-name="T4">Création d'un cahier des charges avec le client</text:span></text:p>
              <text:p text:style-name="P3"><text:span text:style-name="T3"/></text:p>
            </office:annotation>
            <text:p>X</text:p>
          </table:table-cell>
          <table:table-cell table:style-name="ce40"/>
          <table:table-cell table:style-name="ce40" office:value-type="string">
            <office:annotation draw:style-name="gr7" draw:text-style-name="P1" svg:width="3.741cm" svg:height="2.791cm" svg:x="17.701cm" svg:y="16.762cm" draw:caption-point-x="-0.514cm" draw:caption-point-y="0.375cm">
              <dc:date>2014-03-14T00:00:00</dc:date>
              <text:p text:style-name="P1"><text:span text:style-name="T1">Discussion avec le client sur des fonctionnalités plus performante que celles demandées.</text:span></text:p>
              <text:p text:style-name="P1"><text:span text:style-name="T2"/></text:p>
            </office:annotation>
            <text:p>X</text:p>
          </table:table-cell>
          <table:table-cell table:style-name="ce40" table:number-columns-repeated="7"/>
          <table:table-cell table:style-name="ce40" office:value-type="string">
            <office:annotation draw:style-name="gr15" draw:text-style-name="P3" svg:width="3.713cm" svg:height="2.175cm" svg:x="23.275cm" svg:y="17.098cm" draw:caption-point-x="-0.514cm" draw:caption-point-y="0.039cm">
              <dc:date>2014-03-14T00:00:00</dc:date>
              <text:p text:style-name="P3"><text:span text:style-name="T4">Installation de l'application lourde sur l'ordinateur du client</text:span></text:p>
              <text:p text:style-name="P3"><text:span text:style-name="T3"/></text:p>
            </office:annotation>
            <text:p>X</text:p>
          </table:table-cell>
          <table:table-cell table:style-name="ce40" office:value-type="string">
            <office:annotation draw:style-name="gr16" draw:text-style-name="P3" svg:width="3.77cm" svg:height="2.232cm" svg:x="23.972cm" svg:y="17.069cm" draw:caption-point-x="-0.514cm" draw:caption-point-y="0.068cm">
              <dc:date>2014-03-14T00:00:00</dc:date>
              <text:p text:style-name="P3"><text:span text:style-name="T4">Installation du Framework </text:span></text:p>
              <text:p text:style-name="P3"><text:span text:style-name="T4">de l'application BDD</text:span></text:p>
            </office:annotation>
            <text:p>X</text:p>
          </table:table-cell>
          <table:table-cell table:style-name="ce40" office:value-type="string">
            <text:p>X</text:p>
          </table:table-cell>
          <table:table-cell table:style-name="ce40" table:number-columns-repeated="2"/>
          <table:table-cell table:style-name="ce40" office:value-type="string">
            <office:annotation draw:style-name="gr15" draw:text-style-name="P1" svg:width="3.713cm" svg:height="2.175cm" svg:x="26.759cm" svg:y="17.098cm" draw:caption-point-x="-0.514cm" draw:caption-point-y="0.039cm">
              <dc:date>2014-03-14T00:00:00</dc:date>
              <text:p text:style-name="P1"><text:span text:style-name="T1">Explication orale des fonctions du logiciel au client</text:span></text:p>
            </office:annotation>
            <text:p>X</text:p>
          </table:table-cell>
          <table:table-cell table:style-name="ce40" table:number-columns-repeated="7"/>
          <table:table-cell table:style-name="ce40" office:value-type="string">
            <office:annotation draw:style-name="gr15" draw:text-style-name="P1" svg:width="3.713cm" svg:height="2.175cm" svg:x="32.333cm" svg:y="17.098cm" draw:caption-point-x="-0.514cm" draw:caption-point-y="0.039cm">
              <dc:date>2014-03-14T00:00:00</dc:date>
              <text:p text:style-name="P1"><text:span text:style-name="T1">Mise à jour de la BDD ainsi que de l'ancienne application</text:span></text:p>
              <text:p text:style-name="P1"><text:span text:style-name="T2"/></text:p>
            </office:annotation>
            <text:p>X</text:p>
          </table:table-cell>
          <table:table-cell table:style-name="ce40" office:value-type="string">
            <text:p>X</text:p>
          </table:table-cell>
          <table:table-cell table:style-name="ce40" office:value-type="string">
            <office:annotation draw:style-name="gr15" draw:text-style-name="P1" svg:width="3.713cm" svg:height="2.175cm" svg:x="33.726cm" svg:y="17.098cm" draw:caption-point-x="-0.514cm" draw:caption-point-y="0.039cm">
              <dc:date>2014-03-14T00:00:00</dc:date>
              <text:p text:style-name="P1"><text:span text:style-name="T1">Nouvelle interface utilisateur</text:span></text:p>
              <text:p text:style-name="P1"><text:span text:style-name="T2"/></text:p>
            </office:annotation>
            <text:p>X</text:p>
          </table:table-cell>
          <table:table-cell table:style-name="ce40" office:value-type="string">
            <office:annotation draw:style-name="gr15" draw:text-style-name="P1" svg:width="3.713cm" svg:height="2.175cm" svg:x="34.423cm" svg:y="17.098cm" draw:caption-point-x="-0.514cm" draw:caption-point-y="0.039cm">
              <dc:date>2014-03-14T00:00:00</dc:date>
              <text:p text:style-name="P1"><text:span text:style-name="T1">Migration de la BDD (Paradox) sous Access</text:span></text:p>
              <text:p text:style-name="P1"><text:span text:style-name="T2"/></text:p>
            </office:annotation>
            <text:p>X</text:p>
          </table:table-cell>
          <table:table-cell table:style-name="ce40" office:value-type="string">
            <office:annotation draw:style-name="gr17" draw:text-style-name="P2" svg:width="5.42cm" svg:height="3.707cm" svg:x="36.113cm" svg:y="13.391cm" draw:caption-point-x="-1.507cm" draw:caption-point-y="3.746cm">
              <dc:date>2014-03-14T00:00:00</dc:date>
              <text:p text:style-name="P2"><text:span text:style-name="T3">architecture : application windows / base access</text:span></text:p>
              <text:p text:style-name="P2"><text:span text:style-name="T3"/></text:p>
              <text:p text:style-name="P2"><text:span text:style-name="T3">fonctionnalités : ajout /modification / recherche prospect</text:span></text:p>
              <text:p text:style-name="P2"><text:span text:style-name="T3"/></text:p>
            </office:annotation>
            <text:p>X</text:p>
          </table:table-cell>
          <table:table-cell table:style-name="ce40" table:number-columns-repeated="4"/>
          <table:table-cell table:style-name="ce40" office:value-type="string">
            <text:p>X</text:p>
          </table:table-cell>
          <table:table-cell table:style-name="ce40" table:number-columns-repeated="11"/>
          <table:table-cell table:style-name="ce40" office:value-type="string">
            <office:annotation draw:style-name="gr15" draw:text-style-name="P1" svg:width="4.148cm" svg:height="2.175cm" svg:x="46.964cm" svg:y="17.098cm" draw:caption-point-x="-0.514cm" draw:caption-point-y="0.039cm">
              <dc:date>2014-03-14T00:00:00</dc:date>
              <text:p text:style-name="P1"><text:span text:style-name="T1">Norme de codage</text:span></text:p>
              <text:p text:style-name="P1"><text:span text:style-name="T2"/></text:p>
            </office:annotation>
            <text:p>X</text:p>
          </table:table-cell>
          <table:table-cell table:style-name="ce40"/>
          <table:table-cell table:style-name="ce40" office:value-type="string">
            <office:annotation draw:style-name="gr16" draw:text-style-name="P3" svg:width="3.742cm" svg:height="2.232cm" svg:x="48.358cm" svg:y="17.069cm" draw:caption-point-x="-0.514cm" draw:caption-point-y="0.068cm">
              <dc:date>2014-03-14T00:00:00</dc:date>
              <text:p text:style-name="P3"><text:span text:style-name="T4">Auto-formation sur les composants inconnus</text:span></text:p>
              <text:p text:style-name="P3"><text:span text:style-name="T4"/></text:p>
            </office:annotation>
            <text:p>X</text:p>
          </table:table-cell>
          <table:table-cell table:style-name="ce51" office:value-type="string">
            <office:annotation draw:style-name="gr18" draw:text-style-name="P1" svg:width="3.931cm" svg:height="2.421cm" svg:x="49.055cm" svg:y="16.976cm" draw:caption-point-x="-0.514cm" draw:caption-point-y="0.161cm">
              <dc:date>2014-03-14T00:00:00</dc:date>
              <text:p text:style-name="P1"><text:span text:style-name="T1">Méthode d'enregistrement, de chargement de données et utilisation d'un DataGridView</text:span></text:p>
            </office:annotation>
            <text:p>X</text:p>
          </table:table-cell>
          <table:table-cell table:style-name="ce88" table:number-columns-repeated="970"/>
        </table:table-row>
        <table:table-row table:style-name="ro13">
          <table:table-cell table:style-name="ce14" office:value-type="string" table:number-columns-spanned="54" table:number-rows-spanned="1">
            <text:p>SITUATIONS VÉCUES EN STAGE DE DEUXIEME ANNEE DANS L'ORGANISATION </text:p>
          </table:table-cell>
          <table:covered-table-cell table:number-columns-repeated="52" table:style-name="ce28"/>
          <table:covered-table-cell table:style-name="ce87"/>
          <table:table-cell table:style-name="ce88" table:number-columns-repeated="970"/>
        </table:table-row>
        <table:table-row table:style-name="ro14">
          <table:table-cell table:style-name="ce16" office:value-type="string">
            <text:p>AIS</text:p>
          </table:table-cell>
          <table:table-cell table:style-name="ce30" office:value-type="string">
            <text:p>X</text:p>
          </table:table-cell>
          <table:table-cell table:style-name="ce41"/>
          <table:table-cell table:style-name="ce43" office:value-type="string">
            <text:p>X</text:p>
          </table:table-cell>
          <table:table-cell table:style-name="ce52"/>
          <table:table-cell table:style-name="ce59"/>
          <table:table-cell table:style-name="ce68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8"/>
          <table:table-cell table:number-columns-repeated="2" table:style-name="ce41"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88" table:number-columns-repeated="970"/>
        </table:table-row>
        <table:table-row table:style-name="ro16">
          <table:table-cell table:style-name="ce17"/>
          <table:table-cell table:style-name="ce31" table:number-columns-repeated="4"/>
          <table:table-cell table:style-name="ce60"/>
          <table:table-cell table:style-name="ce31" table:number-columns-repeated="48"/>
          <table:table-cell table:style-name="ce88" table:number-columns-repeated="970"/>
        </table:table-row>
        <table:table-row table:style-name="ro16">
          <table:table-cell table:style-name="ce18" table:number-columns-repeated="5"/>
          <table:table-cell table:style-name="ce61"/>
          <table:table-cell table:style-name="ce69" table:number-columns-repeated="48"/>
          <table:table-cell table:style-name="ce88" table:number-columns-repeated="970"/>
        </table:table-row>
        <table:table-row table:style-name="ro16">
          <table:table-cell table:style-name="ce19" office:value-type="string" table:number-columns-spanned="54" table:number-rows-spanned="1">
            <text:p>Je soussigné-e <text:s text:c="49"/>, formatrice (formateur) au centre de formation <text:s text:c="17"/>, certifie que le candidat (la candidate) a bien effectué en formation les activités et missions et présentées dans ce tableau.</text:p>
          </table:table-cell>
          <table:covered-table-cell table:number-columns-repeated="53" table:style-name="ce19"/>
          <table:table-cell table:style-name="ce88" table:number-columns-repeated="970"/>
        </table:table-row>
        <table:table-row table:style-name="ro16">
          <table:table-cell table:style-name="ce18" table:number-columns-repeated="5"/>
          <table:table-cell table:style-name="ce61"/>
          <table:table-cell table:style-name="ce69" table:number-columns-repeated="48"/>
          <table:table-cell table:style-name="ce88" table:number-columns-repeated="970"/>
        </table:table-row>
        <table:table-row table:style-name="ro16">
          <table:table-cell table:style-name="ce18" table:number-columns-repeated="5"/>
          <table:table-cell table:style-name="ce61"/>
          <table:table-cell table:style-name="ce69" table:number-columns-repeated="48"/>
          <table:table-cell table:number-columns-repeated="970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iste des activités" table:style-name="ta2">
        <table:table-column table:style-name="co6" table:default-cell-style-name="ce84"/>
        <table:table-column table:style-name="co7" table:number-columns-repeated="1023" table:default-cell-style-name="ce84"/>
        <table:table-row table:style-name="ro10">
          <table:table-cell table:style-name="ce83" office:value-type="string">
            <text:p>1,"1","A1.1.1","Analyse du cahier des charges d'un service à produi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,"1","A1.1.2","Étude de l'impact de l'intégration d'un service sur le système informat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,"1","A1.1.3","Étude des exigences liées à la qualité attendue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,"2","A1.2.1","Élaboration et présentation d'un dossier de choix de solution techn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,"2","A1.2.2","Rédaction des spécifications techniques de la solution retenue (adaptation d'une solution existante ou réalisation d'une nouvelle solu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6,"2","A1.2.3","Évaluation des risques liés à l'utilis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7,"2","A1.2.4","Détermination des tests nécessaires à la valid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8,"2","A1.2.5","Définition des niveaux d'habilitation associés à 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9,"3","A1.3.1","Test d'intégration et d'accept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0,"3","A1.3.2","Définition des éléments nécessaires à la continuité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1,"3","A1.3.3","Accompagnement de la mise en place d'un nouveau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2,"3","A1.3.4","Déploiement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3,"4","A1.4.1","Participation à un projet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4,"4","A1.4.2","Évaluation des indicateurs de suivi d'un projet et justification des écar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5,"4","A1.4.3","Gestion des ressourc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6,"5","A2.1.1","Accompagnement des utilisateurs dans la prise en mai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7,"5","A2.1.2","Évaluation et maintien de la qualité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8,"6","A2.2.1","Suivi et résolution d'incid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9,"6","A2.2.2","Suivi et réponse à des demandes d'assistan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0,"6","A2.2.3","Réponse à une interruption de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1,"7","A2.3.1","Identification, qualification et évaluation d'un problèm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2,"7","A2.3.2","Proposition d'amélior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3,"8","A3.1.1","Proposition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4,"8","A3.1.2","Maquettage et prototypage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5,"8","A3.1.3","Prise en compte du niveau de sécurité nécessaire à une infrastructur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6,"9","A3.2.1","Installation et configuration d'éléments d'infrastructur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7,"9","A3.2.2","Remplacement ou mise à jour d'éléments défectueux ou obsolèt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8,"9","A3.2.3","Mise à jour de la documentation technique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9,"10","A3.3.1","Administration sur site ou à distance des éléments d'un réseau, de serveurs, de services et d'équipements terminaux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0,"10","A3.3.2","Planification des sauvegardes et gestion des restauration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1,"10","A3.3.3","Gestion des identités et des habilitation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2,"10","A3.3.4","Automatisation des tâches d'administra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3,"10","A3.3.5","Gestion des indicateurs et des fichiers d'activité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4,"11","A4.1.1","Proposition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5,"11","A4.1.2","Conception ou adaptation de l'interface utilisateur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6,"11","A4.1.3","Conception ou adaptation d'une base de donné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7,"11","A4.1.4","Définition des caractéristiques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8,"11","A4.1.5","Prototypage de composants logiciels"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39,"11","A4.1.6","Gestion d'environnements de développement et de test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0,"11","A4.1.7","Développement, utilisation ou adaptation de composants logiciel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1,"11","A4.1.8","Réalisation des tests nécessaires à la validation d'éléments adaptés ou développés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2,"11","A4.1.9","Rédaction d'une documentation techniqu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3,"11","A4.1.1"," Rédaction d'une documentation d'utilisation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4,"12","A4.2.1","Analyse et correction d'un dysfonctionnement, d'un problème de qualité de service ou de sécurité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5,"12","A4.2.2","Adaptation d'une solution applicative aux évolutions de ses composa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6,"12","A4.2.3","Réalisation des tests nécessaires à la mise en production d'éléments mis à jour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7,"12","A4.2.4","Mise à jour d'une documentation techn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8,"13","A5.1.1","Mise en place d'une gestion de configura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9,"13","A5.1.2","Recueil d'informations sur une configuration et ses élém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0,"13","A5.1.3","Suivi d'une configuration et de ses élém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1,"13","A5.1.4","Étude de propositions de contrat de service (client, fournisseur)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2,"13","A5.1.5","Évaluation d'un élément de configuration ou d'une configuration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3,"13","A5.1.6","Évaluation d'un investissement informatique"</text:p>
          </table:table-cell>
          <table:table-cell table:number-columns-repeated="1023"/>
        </table:table-row>
        <table:table-row table:style-name="ro12">
          <table:table-cell table:style-name="ce83" office:value-type="string">
            <text:p>54,"14","A5.2.1","Exploitation des référentiels, normes et standards adoptés par le prestataire informat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5,"14","A5.2.2","Veille technolog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6,"14","A5.2.3","Repérage des compléments de formation ou d'auto-formation utiles à l'acquisition de nouvelles compétenc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7,"14","A5.2.4","Étude d˜une technologie, d'un composant, d'un outil ou d'une méthode"</text:p>
          </table:table-cell>
          <table:table-cell table:number-columns-repeated="1023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0000" number:language="fr" number:country="FR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0000-00-00T08:13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es_20_activités" style:display-name="PageStyle_liste des activité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dc:creator>SpectroDT </dc:creator>
    <meta:print-date>2013-10-17T10:17:59</meta:print-date>
    <meta:creation-date>2012-01-12T10:51:15</meta:creation-date>
    <dc:date>2014-03-25T08:21:06</dc:date>
    <meta:generator>LibreOffice/4.0.2.2$Linux_X86_64 LibreOffice_project/400m0$Build-2</meta:generator>
    <meta:editing-duration>PT1H23M7S</meta:editing-duration>
    <meta:editing-cycles>12</meta:editing-cycles>
    <meta:document-statistic meta:table-count="2" meta:cell-count="2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